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F4" style:family="table-cell">
      <style:table-cell-properties style:vertical-align="" fo:padding="0.176cm" fo:border="1pt solid #000000"/>
    </style:style>
    <style:style style:name="Table1.G4" style:family="table-cell">
      <style:table-cell-properties style:vertical-align="" fo:padding="0.176cm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text-properties fo:color="#3d495c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fo:font-size="10pt" fo:background-color="#f9f9f9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color="#000000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style:font-name-asian="Arial1" style:font-size-asian="8.5pt" style:font-name-complex="Arial1" style:font-size-complex="8.5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8" style:family="paragraph" style:parent-style-name="Standard">
      <style:paragraph-properties fo:line-height="100%" fo:text-align="start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9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fo:break-before="auto" fo:break-after="auto"/>
      <style:text-properties fo:color="#6aa84f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fo:background-color="#f9f9f9" style:font-size-asian="10pt" style:font-size-complex="10pt"/>
    </style:style>
    <style:style style:name="P14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</style:style>
    <style:style style:name="P15" style:family="paragraph" style:parent-style-name="Standard">
      <style:text-properties fo:color="#6aa84f" fo:font-size="10pt" fo:font-weight="bold" fo:background-color="#f9f9f9" style:font-size-asian="10pt" style:font-weight-asian="bold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3d495c" fo:font-size="10pt" fo:background-color="#f9f9f9" style:font-size-asian="10pt" style:font-size-complex="10pt"/>
    </style:style>
    <style:style style:name="P17" style:family="paragraph" style:parent-style-name="Standard">
      <style:paragraph-properties fo:line-height="100%" fo:orphans="0" fo:widows="0"/>
      <style:text-properties fo:color="#3d495c" fo:font-size="10pt" officeooo:rsid="000524fe" officeooo:paragraph-rsid="000524fe" fo:background-color="#f9f9f9" style:font-size-asian="10pt" style:font-size-complex="10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style:font-name-asian="Arial1" style:font-size-asian="8.5pt" style:font-name-complex="Arial1" style:font-size-complex="8.5pt"/>
    </style:style>
    <style:style style:name="P19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20" style:family="paragraph" style:parent-style-name="Standard">
      <style:paragraph-properties fo:line-height="100%" fo:text-align="center" style:justify-single-word="false" fo:orphans="0" fo:widows="0"/>
      <style:text-properties fo:color="#000000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8.5pt" style:font-name-asian="Arial1" style:font-size-asian="8.5pt" style:font-name-complex="Arial1" style:font-size-complex="8.5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10pt" officeooo:rsid="000524fe" officeooo:paragraph-rsid="000524fe" fo:background-color="#f9f9f9" style:font-size-asian="10pt" style:font-size-complex="10pt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officeooo:rsid="000524fe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Standard"/>
      <text:p text:style-name="P21">Nome: <text:span text:style-name="T3">Marcelle de Paiva Monteiro</text:span></text:p>
      <text:p text:style-name="P21">Data de criação do PDI: <text:span text:style-name="T3">29/10/2021</text:span></text:p>
      <text:p text:style-name="P21">Turma/tribo: <text:span text:style-name="T3">Turma XP/ Tribo B</text:span></text:p>
      <text:p text:style-name="P9"/>
      <text:p text:style-name="P10"/>
      <text:p text:style-name="P15">PLANO DE DESENVOLVIMENTO INDIVIDUAL </text:p>
      <text:p text:style-name="P16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1">CURTO PRAZO - ENTRE OS MÓDULOS DE FUNDAMENTOS &amp; FRONT-END </text:p>
            <text:p text:style-name="P11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><text:s/>O quê:</text:p>
            <text:p text:style-name="P11"/>
            <text:p text:style-name="P6">Escreva aqui os seus objetivos.</text:p>
          </table:table-cell>
          <table:table-cell table:style-name="Table1.A1" office:value-type="string">
            <text:p text:style-name="P11">Por quê?</text:p>
            <text:p text:style-name="P11"/>
            <text:p text:style-name="P6">Justifique o motivo de esses objetivos serem os priorizados por você.</text:p>
          </table:table-cell>
          <table:table-cell table:style-name="Table1.A1" office:value-type="string">
            <text:p text:style-name="P11">Quando?</text:p>
            <text:p text:style-name="P6"/>
            <text:p text:style-name="P6">Cada objetivo deve ser previsto para realização em um determinado período</text:p>
          </table:table-cell>
          <table:table-cell table:style-name="Table1.A1" office:value-type="string">
            <text:p text:style-name="P11">Como?</text:p>
            <text:p text:style-name="P11"/>
            <text:p text:style-name="P6">O que você precisa fazer para atingir o objetivo traçado?</text:p>
          </table:table-cell>
          <table:table-cell table:style-name="Table1.A1" office:value-type="string">
            <text:p text:style-name="P12">Skill envolvida</text:p>
            <text:p text:style-name="P12"/>
            <text:p text:style-name="P24">Esse plano de ação está relacionado a hard skills ou soft skills? Nomeia a habilidade.</text:p>
          </table:table-cell>
          <table:table-cell table:style-name="Table1.A1" office:value-type="string">
            <text:p text:style-name="P12"/>
            <text:p text:style-name="P12"/>
            <text:p text:style-name="P12">Check-point 1</text:p>
            <text:p text:style-name="P12"/>
            <text:p text:style-name="P7"/>
          </table:table-cell>
          <table:table-cell table:style-name="Table1.A1" office:value-type="string">
            <text:p text:style-name="P12"/>
            <text:p text:style-name="P12"/>
            <text:p text:style-name="P12">Check-point 2</text:p>
          </table:table-cell>
        </table:table-row>
        <table:table-row table:style-name="Table1.3">
          <table:table-cell table:style-name="Table1.A3" office:value-type="string">
            <text:p text:style-name="P25">Aprender o básico de programação</text:p>
          </table:table-cell>
          <table:table-cell table:style-name="Table1.B3" office:value-type="string">
            <text:p text:style-name="P25">Porque acredito que isso vai mudar minha vida profissional fazendo eu ter domínio em algo que me desafia.</text:p>
          </table:table-cell>
          <table:table-cell table:style-name="Table1.C3" office:value-type="string">
            <text:p text:style-name="P25">Primeiro fase do curso da TRYBE.</text:p>
          </table:table-cell>
          <table:table-cell table:style-name="Table1.D3" office:value-type="string">
            <text:p text:style-name="P25">Preciso planejar meu dia para que eu consiga ter tempo de estudar e também de descansar e cuidar de mim.</text:p>
          </table:table-cell>
          <table:table-cell table:style-name="Table1.E3" office:value-type="string">
            <text:p text:style-name="P25">Autoliderança e persistência.</text:p>
          </table:table-cell>
          <table:table-cell table:style-name="Table1.F3" office:value-type="string">
            <text:p text:style-name="P25">Ser aprovada para a segunda etapa da TRYBE.</text:p>
          </table:table-cell>
          <table:table-cell table:style-name="Table1.G3" office:value-type="string">
            <text:p text:style-name="P25">Ser aprovada para o terceiro bloco da TRYBE.</text:p>
          </table:table-cell>
        </table:table-row>
        <table:table-row table:style-name="Table1.4">
          <table:table-cell table:style-name="Table1.A4" office:value-type="string">
            <text:p text:style-name="P25">Regular minhas finanças</text:p>
          </table:table-cell>
          <table:table-cell table:style-name="Table1.B4" office:value-type="string">
            <text:p text:style-name="P25">Porque é horrível viver preocupada <text:soft-page-break/>com as contas para pagar.</text:p>
          </table:table-cell>
          <table:table-cell table:style-name="Table1.C4" office:value-type="string">
            <text:p text:style-name="P25">Em 1 semestre posso enxugar as <text:soft-page-break/>dívidas.</text:p>
          </table:table-cell>
          <table:table-cell table:style-name="Table1.D4" office:value-type="string">
            <text:p text:style-name="P25">Planejar meus gastos e <text:soft-page-break/>respeitar o plano. Abrir mão de sair para comer.</text:p>
          </table:table-cell>
          <table:table-cell table:style-name="Table1.E4" office:value-type="string">
            <text:p text:style-name="P25">Autoliderança e disciplina.</text:p>
          </table:table-cell>
          <table:table-cell table:style-name="Table1.F4" office:value-type="string">
            <text:p text:style-name="P25">Quitar as dívidas do cartão BB + <text:soft-page-break/>regular as parcelas do Mais! Para até 200 reais.</text:p>
          </table:table-cell>
          <table:table-cell table:style-name="Table1.G4" office:value-type="string">
            <text:p text:style-name="P25">Zerar as dívidas por impulso.</text:p>
          </table:table-cell>
        </table:table-row>
        <table:table-row table:style-name="Table1.5">
          <table:table-cell table:style-name="Table1.A5" office:value-type="string">
            <text:p text:style-name="P25">Emagrecer 12 kg -&gt;73;</text:p>
          </table:table-cell>
          <table:table-cell table:style-name="Table1.B5" office:value-type="string">
            <text:p text:style-name="P25">Porque isso faz eu me sentir mais confiante e eu quero ser musculosa.</text:p>
          </table:table-cell>
          <table:table-cell table:style-name="Table1.C5" office:value-type="string">
            <text:p text:style-name="P25">Em 1 trimestre é possível se eu for tranquilamente. Talvez 1,5.</text:p>
          </table:table-cell>
          <table:table-cell table:style-name="Table1.D5" office:value-type="string">
            <text:p text:style-name="P25">Realizar atividade física que me ajuda inclusive nos estudos. Planejar a alimentação.</text:p>
          </table:table-cell>
          <table:table-cell table:style-name="Table1.E5" office:value-type="string">
            <text:p text:style-name="P25">Autoliderança e disciplina. Persistência e paciência.</text:p>
          </table:table-cell>
          <table:table-cell table:style-name="Table1.F5" office:value-type="string">
            <text:p text:style-name="P25">Eliminar 5 kg em 1,5 mês. Pesar: 80 kg.</text:p>
          </table:table-cell>
          <table:table-cell table:style-name="Table1.G5" office:value-type="string">
            <text:p text:style-name="P25">Chegar ao objetivo.</text:p>
            <text:p text:style-name="P13"/>
            <text:p text:style-name="P13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5">MÉDIO PRAZO - ENTRE OS MÓDULOS DE FRONT-END &amp; BACK-END</text:p>
            <text:p text:style-name="P5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<text:s/>O quê:</text:p>
            <text:p text:style-name="P5"/>
            <text:p text:style-name="P6">Escreva aqui os seus objetivos.</text:p>
          </table:table-cell>
          <table:table-cell table:style-name="Table2.A1" office:value-type="string">
            <text:p text:style-name="P5">Por quê?</text:p>
            <text:p text:style-name="P5"/>
            <text:p text:style-name="P6">Justifique o motivo de esses objetivos serem os priorizados por você.</text:p>
          </table:table-cell>
          <table:table-cell table:style-name="Table2.A1" office:value-type="string">
            <text:p text:style-name="P5">Quando?</text:p>
            <text:p text:style-name="P6"/>
            <text:p text:style-name="P6">Cada objetivo deve ser previsto para realização em um determinado período.</text:p>
          </table:table-cell>
          <table:table-cell table:style-name="Table2.A1" office:value-type="string">
            <text:p text:style-name="P5">Como?</text:p>
            <text:p text:style-name="P5"/>
            <text:p text:style-name="P6">O que você precisa fazer para atingir o objetivo traçado?Qual a sua estratégia?</text:p>
          </table:table-cell>
          <table:table-cell table:style-name="Table2.A1" office:value-type="string">
            <text:p text:style-name="P7">Skill envolvida</text:p>
            <text:p text:style-name="P7"/>
            <text:p text:style-name="P6">Esse plano de ação está relacionado a hard skills ou soft skills? Nomeia a habilidade.</text:p>
          </table:table-cell>
          <table:table-cell table:style-name="Table2.A1" office:value-type="string">
            <text:p text:style-name="P7"/>
            <text:p text:style-name="P7"/>
            <text:p text:style-name="P7">Check-point 1</text:p>
            <text:p text:style-name="P7"/>
            <text:p text:style-name="P8"/>
          </table:table-cell>
          <table:table-cell table:style-name="Table2.A1" office:value-type="string">
            <text:p text:style-name="P7"/>
            <text:p text:style-name="P7"/>
            <text:p text:style-name="P7">Check-point 2</text:p>
          </table:table-cell>
        </table:table-row>
        <table:table-row table:style-name="Table2.3">
          <table:table-cell table:style-name="Table2.A3" office:value-type="string">
            <text:p text:style-name="P17">Conseguir um emprego de dev</text:p>
          </table:table-cell>
          <table:table-cell table:style-name="Table2.B3" office:value-type="string">
            <text:p text:style-name="P4"/>
          </table:table-cell>
          <table:table-cell table:style-name="Table2.C3" office:value-type="string">
            <text:p text:style-name="P4"/>
          </table:table-cell>
          <table:table-cell table:style-name="Table2.D3" office:value-type="string">
            <text:p text:style-name="P4"/>
          </table:table-cell>
          <table:table-cell table:style-name="Table2.E3" office:value-type="string">
            <text:p text:style-name="P4"/>
          </table:table-cell>
          <table:table-cell table:style-name="Table2.F3" office:value-type="string">
            <text:p text:style-name="P4"/>
          </table:table-cell>
          <table:table-cell table:style-name="Table2.G3" office:value-type="string">
            <text:p text:style-name="P4"/>
          </table:table-cell>
        </table:table-row>
        <table:table-row table:style-name="Table2.4">
          <table:table-cell table:style-name="Table2.A4" office:value-type="string">
            <text:p text:style-name="P17">Comprar um notebook novo e bom.</text:p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17">Entrar na academia e começar a malhar para hipertrofia.</text:p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9T14:40:20.073657864</dc:date>
    <meta:editing-duration>PT3S</meta:editing-duration>
    <meta:editing-cycles>1</meta:editing-cycles>
    <meta:document-statistic meta:table-count="2" meta:image-count="1" meta:object-count="0" meta:page-count="2" meta:paragraph-count="61" meta:word-count="481" meta:character-count="2889" meta:non-whitespace-character-count="2463"/>
  </office:meta>
</office:document-meta>
</file>